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fo:language="es" fo:country="ES" fo:font-weight="bold" officeooo:rsid="001a2e33" officeooo:paragraph-rsid="002173ea" style:font-size-asian="17.5pt" style:font-weight-asian="bold" style:font-size-complex="20pt" style:font-weight-complex="bold"/>
    </style:style>
    <style:style style:name="P2" style:family="paragraph" style:parent-style-name="Standard">
      <style:paragraph-properties fo:text-align="start" style:justify-single-word="false"/>
      <style:text-properties fo:color="#000000" fo:font-size="20pt" fo:language="es" fo:country="ES" fo:font-weight="bold" officeooo:rsid="000c4806" officeooo:paragraph-rsid="003770bc" style:font-size-asian="17.5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4" style:family="paragraph" style:parent-style-name="Standard">
      <style:paragraph-properties fo:text-align="end" style:justify-single-word="false"/>
      <style:text-properties fo:color="#000000" fo:font-size="20pt" fo:language="es" fo:country="ES" fo:font-weight="normal" officeooo:rsid="000bfb0f" officeooo:paragraph-rsid="00393ddd" style:font-size-asian="17.5pt" style:font-weight-asian="normal" style:font-size-complex="20pt" style:font-weight-complex="normal"/>
    </style:style>
    <style:style style:name="P5" style:family="paragraph" style:parent-style-name="Standard">
      <style:paragraph-properties fo:text-align="start"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language="es" fo:country="ES" fo:font-weight="normal" officeooo:rsid="002173ea" officeooo:paragraph-rsid="002173e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000000" fo:font-size="14pt" fo:language="es" fo:country="ES" fo:font-weight="normal" officeooo:rsid="0028ccdf" officeooo:paragraph-rsid="0028ccdf"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color="#000000" fo:font-size="14pt" fo:language="es" fo:country="ES" fo:font-weight="normal" officeooo:rsid="00328c16" officeooo:paragraph-rsid="00328c1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fo:language="es" fo:country="ES" fo:font-weight="normal" officeooo:rsid="00348ab8" officeooo:paragraph-rsid="00348ab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fo:language="es" fo:country="ES" fo:font-weight="normal" officeooo:rsid="0014b5f0" officeooo:paragraph-rsid="003770b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fo:language="es" fo:country="ES" fo:font-weight="bold" officeooo:rsid="000c4806" officeooo:paragraph-rsid="003770bc"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000000" fo:font-size="18pt" fo:language="es" fo:country="ES" fo:font-weight="bold" officeooo:rsid="0015ed61" officeooo:paragraph-rsid="003770bc" style:font-size-asian="18pt" style:font-weight-asian="bold" style:font-size-complex="18pt" style:font-weight-complex="bold"/>
    </style:style>
    <style:style style:name="P14" style:family="paragraph" style:parent-style-name="Standard">
      <style:paragraph-properties fo:text-align="end" style:justify-single-word="false"/>
      <style:text-properties fo:color="#000000" fo:font-size="18pt" fo:language="es" fo:country="ES" fo:font-weight="bold" officeooo:rsid="000bfb0f" officeooo:paragraph-rsid="00393ddd"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fo:font-size="18pt" fo:language="es" fo:country="ES" style:text-underline-style="solid" style:text-underline-width="auto" style:text-underline-color="font-color" fo:font-weight="bold" officeooo:rsid="000bfb0f" officeooo:paragraph-rsid="00393ddd"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17" style:family="paragraph" style:parent-style-name="Standard">
      <style:paragraph-properties fo:text-align="end"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19" style:family="paragraph" style:parent-style-name="Standard">
      <style:paragraph-properties fo:text-align="end" style:justify-single-word="false"/>
      <style:text-properties fo:color="#0000ff" fo:font-size="24pt" fo:language="es" fo:country="ES" fo:font-weight="bold" officeooo:rsid="000bfb0f" officeooo:paragraph-rsid="00393ddd" style:font-size-asian="24pt" style:font-weight-asian="bold" style:font-size-complex="24pt" style:font-weight-complex="bold"/>
    </style:style>
    <style:style style:name="P20" style:family="paragraph" style:parent-style-name="Standard">
      <style:paragraph-properties fo:text-align="justify" style:justify-single-word="false"/>
      <style:text-properties fo:color="#000000" fo:font-size="14pt" fo:language="es" fo:country="ES" fo:font-weight="normal" officeooo:rsid="00246182" officeooo:paragraph-rsid="00246182"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color="#000000" fo:font-size="14pt" fo:language="es" fo:country="ES" fo:font-weight="normal" officeooo:rsid="00246291" officeooo:paragraph-rsid="00246182"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color="#000000" fo:font-size="14pt" fo:language="es" fo:country="ES" fo:font-weight="normal" officeooo:rsid="0012ea06" officeooo:paragraph-rsid="00348ab8"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language="es" fo:country="ES" fo:font-weight="normal" officeooo:rsid="0028ccdf" officeooo:paragraph-rsid="0028ccd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language="es" fo:country="ES" fo:font-weight="normal" officeooo:rsid="002c6b18" officeooo:paragraph-rsid="002c6b18"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language="es" fo:country="ES" fo:font-weight="normal" officeooo:rsid="00214ecd" officeooo:paragraph-rsid="003678c5"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fo:language="es" fo:country="ES" fo:font-weight="normal" officeooo:rsid="000e0ec4" officeooo:paragraph-rsid="0030aa45"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color="#000000" fo:font-size="14pt" fo:language="es" fo:country="ES" fo:font-weight="normal" officeooo:rsid="001b0670" officeooo:paragraph-rsid="00252d24"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color="#000000" fo:font-size="14pt" fo:language="es" fo:country="ES" fo:font-weight="normal" officeooo:rsid="000caf1c" officeooo:paragraph-rsid="0030aa45"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color="#000000" fo:font-size="14pt" fo:language="es" fo:country="ES" fo:font-weight="normal" officeooo:rsid="000ff0f8" officeooo:paragraph-rsid="0030aa45"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color="#000000" fo:font-size="14pt" fo:language="es" fo:country="ES" fo:font-weight="normal" officeooo:rsid="001120ec" officeooo:paragraph-rsid="0030aa45"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color="#000000" fo:font-size="14pt" fo:language="es" fo:country="ES" fo:font-weight="normal" officeooo:rsid="003afe81" officeooo:paragraph-rsid="003afe81"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color="#000000" fo:font-size="14pt" fo:language="es" fo:country="ES" fo:font-weight="normal" officeooo:rsid="003afe81" officeooo:paragraph-rsid="003ff6d2"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4pt" fo:language="es" fo:country="ES" fo:font-weight="normal" officeooo:rsid="003de7f6" officeooo:paragraph-rsid="003de7f6"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fo:font-size="14pt" fo:language="es" fo:country="ES" fo:font-weight="normal" officeooo:rsid="003f7d1f" officeooo:paragraph-rsid="003f7d1f"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color="#000000" fo:font-size="14pt" fo:language="es" fo:country="ES" fo:font-weight="bold" officeooo:rsid="000ff0f8" officeooo:paragraph-rsid="00348948"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color="#000000" fo:font-size="14pt" fo:language="es" fo:country="ES" fo:font-weight="bold" officeooo:rsid="000ff0f8" officeooo:paragraph-rsid="0030aa45"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color="#000000" fo:font-size="14pt" fo:language="es" fo:country="ES" fo:font-weight="bold" officeooo:rsid="001120ec" officeooo:paragraph-rsid="00348ab8"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color="#000000" fo:font-size="14pt" fo:language="es" fo:country="ES" fo:font-weight="bold" officeooo:rsid="0012ea06" officeooo:paragraph-rsid="00348ab8"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color="#000000" fo:font-size="14pt" fo:language="es" fo:country="ES" fo:font-weight="bold" officeooo:rsid="0012ea06" officeooo:paragraph-rsid="001cf6dc"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43" style:family="paragraph" style:parent-style-name="Standard">
      <style:paragraph-properties fo:text-align="start" style:justify-single-word="false"/>
      <style:text-properties fo:color="#000000" fo:font-size="14pt" fo:language="es" fo:country="ES" fo:font-weight="bold" officeooo:rsid="003afe81" officeooo:paragraph-rsid="003afe81" style:font-size-asian="14pt" style:font-weight-asian="bold" style:font-size-complex="14pt" style:font-weight-complex="bold"/>
    </style:style>
    <style:style style:name="P44" style:family="paragraph" style:parent-style-name="Standard">
      <style:paragraph-properties fo:text-align="start" style:justify-single-word="false"/>
      <style:text-properties fo:color="#000000" fo:font-size="14pt" fo:language="es" fo:country="ES" fo:font-weight="bold" officeooo:rsid="003afe81" officeooo:paragraph-rsid="00431594"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color="#000000" fo:font-size="14pt" fo:language="es" fo:country="ES" fo:font-weight="bold" officeooo:rsid="003afe81" officeooo:paragraph-rsid="003afe81"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color="#000000" fo:font-size="14pt" fo:language="es" fo:country="ES" fo:font-weight="bold" officeooo:rsid="003afe81" officeooo:paragraph-rsid="003ff6d2"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49" style:family="paragraph" style:parent-style-name="Standard">
      <style:paragraph-properties fo:text-align="justify" style:justify-single-word="false"/>
      <style:text-properties fo:color="#000000" fo:font-size="14pt" fo:language="es" fo:country="ES" fo:font-weight="bold" officeooo:rsid="003de7f6" officeooo:paragraph-rsid="00416fbc"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color="#000000" fo:font-size="14pt" fo:language="es" fo:country="ES" fo:font-weight="bold" officeooo:rsid="003de7f6" officeooo:paragraph-rsid="00431594" style:font-size-asian="14pt" style:font-weight-asian="bold" style:font-size-complex="14pt" style:font-weight-complex="bold"/>
    </style:style>
    <style:style style:name="P51" style:family="paragraph" style:parent-style-name="Standard">
      <style:paragraph-properties fo:text-align="start" style:justify-single-word="false"/>
      <style:text-properties fo:color="#000000" fo:font-size="14pt" fo:language="es" fo:country="ES" fo:font-weight="bold" officeooo:rsid="003f7d1f" officeooo:paragraph-rsid="00431594"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color="#000000" fo:font-size="14pt" fo:language="es" fo:country="ES" fo:font-weight="bold" officeooo:rsid="003f7d1f" officeooo:paragraph-rsid="003f7d1f"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color="#000000" fo:font-size="14pt" fo:language="es" fo:country="ES" fo:font-weight="bold" officeooo:rsid="003f7d1f" officeooo:paragraph-rsid="00431594" style:font-size-asian="14pt" style:font-weight-asian="bold" style:font-size-complex="14pt" style:font-weight-complex="bold"/>
    </style:style>
    <style:style style:name="P54" style:family="paragraph" style:parent-style-name="Standard">
      <style:paragraph-properties fo:text-align="start" style:justify-single-word="false"/>
      <style:text-properties fo:color="#000000" fo:font-size="14pt" fo:language="es" fo:country="ES" fo:font-weight="bold" officeooo:rsid="00416fbc" officeooo:paragraph-rsid="00459c0f"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color="#000000" fo:font-size="14pt" fo:language="es" fo:country="ES" fo:font-weight="bold" officeooo:rsid="00416fbc" officeooo:paragraph-rsid="00416fbc"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000000" fo:font-size="14pt" fo:language="es" fo:country="ES" fo:font-weight="bold" officeooo:rsid="00416fbc" officeooo:paragraph-rsid="00431594" style:font-size-asian="14pt" style:font-weight-asian="bold" style:font-size-complex="14pt" style:font-weight-complex="bold"/>
    </style:style>
    <style:style style:name="P57" style:family="paragraph" style:parent-style-name="Standard">
      <style:paragraph-properties fo:text-align="start" style:justify-single-word="false"/>
      <style:text-properties fo:color="#000000" fo:font-size="14pt" fo:language="es" fo:country="ES" fo:font-weight="bold" officeooo:rsid="00431594" officeooo:paragraph-rsid="0046d448"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color="#000000" fo:font-size="14pt" fo:language="es" fo:country="ES" fo:font-weight="bold" officeooo:rsid="00431594" officeooo:paragraph-rsid="00431594"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color="#000000" fo:font-size="14pt" fo:language="es" fo:country="ES" fo:font-weight="bold" officeooo:rsid="00431594" officeooo:paragraph-rsid="0046d448"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color="#000000" fo:font-size="14pt" fo:language="es" fo:country="ES" fo:font-weight="bold" officeooo:rsid="00459c0f" officeooo:paragraph-rsid="00459c0f" style:font-size-asian="14pt" style:font-weight-asian="bold" style:font-size-complex="14pt" style:font-weight-complex="bold"/>
    </style:style>
    <style:style style:name="P61" style:family="paragraph" style:parent-style-name="Standard">
      <style:paragraph-properties fo:text-align="start" style:justify-single-word="false"/>
      <style:text-properties fo:color="#000000" fo:font-size="14pt" fo:language="es" fo:country="ES" fo:font-weight="bold" officeooo:rsid="0046d448" officeooo:paragraph-rsid="0046d448" style:font-size-asian="14pt" style:font-weight-asian="bold" style:font-size-complex="14pt" style:font-weight-complex="bold"/>
    </style:style>
    <style:style style:name="P62" style:family="paragraph" style:parent-style-name="Standard">
      <style:paragraph-properties fo:text-align="start" style:justify-single-word="false"/>
      <style:text-properties fo:color="#000000" fo:font-size="15pt" fo:language="es" fo:country="ES" fo:font-weight="bold" officeooo:rsid="000bfb0f" officeooo:paragraph-rsid="003afe81" style:font-size-asian="13.1000003814697pt" style:font-weight-asian="bold" style:font-size-complex="15pt" style:font-weight-complex="bold"/>
    </style:style>
    <style:style style:name="P63" style:family="paragraph" style:parent-style-name="Standard">
      <style:paragraph-properties fo:text-align="start"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64"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65" style:family="paragraph" style:parent-style-name="Standard">
      <style:paragraph-properties fo:text-align="justify" style:justify-single-word="false"/>
      <style:text-properties fo:color="#000000" fo:font-size="20pt" fo:language="es" fo:country="ES" fo:font-weight="bold" officeooo:rsid="00374113" officeooo:paragraph-rsid="00374113" style:font-size-asian="20pt" style:font-weight-asian="bold" style:font-size-complex="20pt" style:font-weight-complex="bold"/>
    </style:style>
    <style:style style:name="P66" style:family="paragraph" style:parent-style-name="Standard">
      <style:paragraph-properties fo:text-align="start" style:justify-single-word="false"/>
      <style:text-properties fo:color="#000000" fo:font-size="20pt" fo:language="es" fo:country="ES" fo:font-weight="bold" officeooo:rsid="001a2e33" officeooo:paragraph-rsid="002173ea" style:font-size-asian="17.5pt" style:font-weight-asian="bold" style:font-size-complex="20pt" style:font-weight-complex="bold"/>
    </style:style>
    <style:style style:name="P67"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17.5pt" style:font-weight-asian="bold" style:font-size-complex="20pt" style:font-weight-complex="bold"/>
    </style:style>
    <style:style style:name="P68" style:family="paragraph" style:parent-style-name="Standard">
      <style:paragraph-properties fo:text-align="justify" style:justify-single-word="false"/>
      <style:text-properties fo:color="#000000" fo:font-size="16pt" fo:language="es" fo:country="ES" fo:font-weight="bold" officeooo:rsid="003770bc" officeooo:paragraph-rsid="003770bc" style:font-size-asian="16pt" style:font-weight-asian="bold" style:font-size-complex="16pt" style:font-weight-complex="bold"/>
    </style:style>
    <style:style style:name="P69" style:family="paragraph" style:parent-style-name="Standard">
      <style:paragraph-properties fo:text-align="justify" style:justify-single-word="false"/>
      <style:text-properties fo:color="#000000" fo:font-size="16pt" fo:language="es" fo:country="ES" fo:font-weight="bold" officeooo:rsid="003afe81" officeooo:paragraph-rsid="003afe81" style:font-size-asian="16pt" style:font-weight-asian="bold" style:font-size-complex="16pt" style:font-weight-complex="bold"/>
    </style:style>
    <style:style style:name="P70" style:family="paragraph" style:parent-style-name="Standard">
      <style:paragraph-properties fo:text-align="justify" style:justify-single-word="false"/>
      <style:text-properties fo:color="#000000" fo:font-size="16pt" fo:language="es" fo:country="ES" fo:font-weight="bold" officeooo:rsid="003c3e5b" officeooo:paragraph-rsid="003c3e5b" style:font-size-asian="16pt" style:font-weight-asian="bold" style:font-size-complex="16pt" style:font-weight-complex="bold"/>
    </style:style>
    <style:style style:name="P71" style:family="paragraph" style:parent-style-name="Standard">
      <style:paragraph-properties fo:text-align="start" style:justify-single-word="false"/>
      <style:text-properties fo:color="#000000" fo:font-size="16pt" fo:language="es" fo:country="ES" fo:font-weight="bold" officeooo:rsid="00374113" officeooo:paragraph-rsid="00374113" style:font-size-asian="16pt" style:font-weight-asian="bold" style:font-size-complex="16pt" style:font-weight-complex="bold"/>
    </style:style>
    <style:style style:name="P72" style:family="paragraph" style:parent-style-name="Standard">
      <style:paragraph-properties fo:text-align="justify" style:justify-single-word="false"/>
      <style:text-properties fo:font-size="14pt" fo:font-weight="normal" officeooo:rsid="0025552b" officeooo:paragraph-rsid="0025552b"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25552b" officeooo:paragraph-rsid="00246182"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272e88" officeooo:paragraph-rsid="00246182"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officeooo:paragraph-rsid="003770bc"/>
    </style:style>
    <style:style style:name="P76" style:family="paragraph" style:parent-style-name="Standard">
      <style:paragraph-properties fo:text-align="start" style:justify-single-word="false"/>
      <style:text-properties officeooo:paragraph-rsid="00459c0f"/>
    </style:style>
    <style:style style:name="P77" style:family="paragraph" style:parent-style-name="Standard">
      <style:paragraph-properties fo:text-align="justify" style:justify-single-word="false"/>
      <style:text-properties fo:font-weight="normal" officeooo:rsid="001b0670" officeooo:paragraph-rsid="001cf6dc" style:font-weight-asian="normal" style:font-weight-complex="normal"/>
    </style:style>
    <style:style style:name="P78" style:family="paragraph" style:parent-style-name="Standard">
      <style:paragraph-properties fo:text-align="justify" style:justify-single-word="false"/>
      <style:text-properties fo:font-weight="normal" officeooo:rsid="001b0670" officeooo:paragraph-rsid="00246182" style:font-weight-asian="normal" style:font-weight-complex="normal"/>
    </style:style>
    <style:style style:name="P79" style:family="paragraph" style:parent-style-name="Standard">
      <style:paragraph-properties fo:text-align="justify" style:justify-single-word="false"/>
      <style:text-properties fo:font-weight="normal" officeooo:rsid="001b0670" officeooo:paragraph-rsid="00272e88" style:font-weight-asian="normal" style:font-weight-complex="normal"/>
    </style:style>
    <style:style style:name="P80" style:family="paragraph" style:parent-style-name="Standard">
      <style:paragraph-properties fo:text-align="justify" style:justify-single-word="false"/>
      <style:text-properties fo:font-weight="normal" officeooo:rsid="001b0670" officeooo:paragraph-rsid="0028ccdf" style:font-weight-asian="normal" style:font-weight-complex="normal"/>
    </style:style>
    <style:style style:name="P81" style:family="paragraph" style:parent-style-name="Standard">
      <style:paragraph-properties fo:text-align="justify" style:justify-single-word="false"/>
      <style:text-properties fo:font-weight="normal" officeooo:rsid="001b0670" officeooo:paragraph-rsid="002c6b18" style:font-weight-asian="normal" style:font-weight-complex="normal"/>
    </style:style>
    <style:style style:name="P82" style:family="paragraph" style:parent-style-name="Standard">
      <style:paragraph-properties fo:text-align="justify" style:justify-single-word="false"/>
      <style:text-properties fo:font-weight="normal" officeooo:rsid="002aaf04" officeooo:paragraph-rsid="002aaf04" style:font-weight-asian="normal" style:font-weight-complex="normal"/>
    </style:style>
    <style:style style:name="P83" style:family="paragraph" style:parent-style-name="Standard">
      <style:paragraph-properties fo:text-align="justify" style:justify-single-word="false"/>
      <style:text-properties fo:font-weight="normal" officeooo:rsid="002aaf04" officeooo:paragraph-rsid="00348948" style:font-weight-asian="normal" style:font-weight-complex="normal"/>
    </style:style>
    <style:style style:name="P84" style:family="paragraph" style:parent-style-name="Standard">
      <style:paragraph-properties fo:text-align="justify" style:justify-single-word="false"/>
      <style:text-properties fo:font-weight="normal" officeooo:rsid="00233162" officeooo:paragraph-rsid="002d9961" style:font-weight-asian="normal" style:font-weight-complex="normal"/>
    </style:style>
    <style:style style:name="P85" style:family="paragraph" style:parent-style-name="Standard">
      <style:paragraph-properties fo:text-align="justify" style:justify-single-word="false"/>
      <style:text-properties fo:font-weight="normal" officeooo:rsid="00233162" officeooo:paragraph-rsid="00233162" style:font-weight-asian="normal" style:font-weight-complex="normal"/>
    </style:style>
    <style:style style:name="P86" style:family="paragraph" style:parent-style-name="Standard">
      <style:paragraph-properties fo:text-align="justify" style:justify-single-word="false"/>
      <style:text-properties fo:font-weight="normal" officeooo:rsid="00233162" officeooo:paragraph-rsid="0030aa45" style:font-weight-asian="normal" style:font-weight-complex="normal"/>
    </style:style>
    <style:style style:name="P87" style:family="paragraph" style:parent-style-name="Standard">
      <style:paragraph-properties fo:text-align="start" style:justify-single-word="false"/>
      <style:text-properties fo:font-size="16pt" officeooo:paragraph-rsid="003770bc" style:font-size-asian="16pt" style:font-size-complex="16pt"/>
    </style:style>
    <style:style style:name="T1" style:family="text">
      <style:text-properties officeooo:rsid="002173ea"/>
    </style:style>
    <style:style style:name="T2" style:family="text">
      <style:text-properties officeooo:rsid="001120ec"/>
    </style:style>
    <style:style style:name="T3" style:family="text">
      <style:text-properties fo:font-weight="normal" style:font-weight-asian="normal" style:font-weight-complex="normal"/>
    </style:style>
    <style:style style:name="T4" style:family="text">
      <style:text-properties fo:font-weight="normal" officeooo:rsid="00328c16" style:font-weight-asian="normal" style:font-weight-complex="normal"/>
    </style:style>
    <style:style style:name="T5" style:family="text">
      <style:text-properties fo:font-weight="normal" officeooo:rsid="00348948" style:font-weight-asian="normal" style:font-weight-complex="normal"/>
    </style:style>
    <style:style style:name="T6" style:family="text">
      <style:text-properties fo:font-weight="normal" officeooo:rsid="00348ab8" style:font-weight-asian="normal" style:font-weight-complex="normal"/>
    </style:style>
    <style:style style:name="T7" style:family="text">
      <style:text-properties fo:font-weight="normal" officeooo:rsid="003c3e5b" style:font-weight-asian="normal" style:font-weight-complex="normal"/>
    </style:style>
    <style:style style:name="T8" style:family="text">
      <style:text-properties fo:font-weight="normal" officeooo:rsid="003de7f6" style:font-weight-asian="normal" style:font-weight-complex="normal"/>
    </style:style>
    <style:style style:name="T9" style:family="text">
      <style:text-properties fo:font-weight="normal" officeooo:rsid="003f7d1f" style:font-weight-asian="normal" style:font-weight-complex="normal"/>
    </style:style>
    <style:style style:name="T10" style:family="text">
      <style:text-properties fo:font-weight="normal" officeooo:rsid="00416fbc" style:font-weight-asian="normal" style:font-weight-complex="normal"/>
    </style:style>
    <style:style style:name="T11" style:family="text">
      <style:text-properties fo:font-weight="normal" officeooo:rsid="00431594" style:font-weight-asian="normal" style:font-weight-complex="normal"/>
    </style:style>
    <style:style style:name="T12" style:family="text">
      <style:text-properties fo:font-weight="normal" officeooo:rsid="00450702" style:font-weight-asian="normal" style:font-weight-complex="normal"/>
    </style:style>
    <style:style style:name="T13" style:family="text">
      <style:text-properties fo:font-weight="normal" officeooo:rsid="00459c0f" style:font-weight-asian="normal" style:font-weight-complex="normal"/>
    </style:style>
    <style:style style:name="T14" style:family="text">
      <style:text-properties fo:font-weight="normal" officeooo:rsid="0046d448" style:font-weight-asian="normal" style:font-weight-complex="normal"/>
    </style:style>
    <style:style style:name="T15" style:family="text">
      <style:text-properties fo:font-weight="normal" officeooo:rsid="001a2e33" style:font-size-asian="15pt" style:font-weight-asian="normal" style:font-weight-complex="normal"/>
    </style:style>
    <style:style style:name="T16" style:family="text">
      <style:text-properties fo:font-weight="normal" officeooo:rsid="003c3e5b" style:font-size-asian="15pt" style:font-weight-asian="normal" style:font-weight-complex="normal"/>
    </style:style>
    <style:style style:name="T17" style:family="text">
      <style:text-properties fo:font-weight="normal" officeooo:rsid="00450702" style:font-size-asian="12.25pt" style:font-weight-asian="normal" style:font-weight-complex="normal"/>
    </style:style>
    <style:style style:name="T18" style:family="text">
      <style:text-properties fo:font-weight="normal" officeooo:rsid="00459c0f" style:font-size-asian="12.25pt" style:font-weight-asian="normal" style:font-weight-complex="normal"/>
    </style:style>
    <style:style style:name="T19" style:family="text">
      <style:text-properties fo:font-weight="normal" officeooo:rsid="0046d448" style:font-size-asian="12.25pt" style:font-weight-asian="normal" style:font-weight-complex="normal"/>
    </style:style>
    <style:style style:name="T20" style:family="text">
      <style:text-properties fo:color="#000000" fo:font-size="14pt" fo:language="es" fo:country="ES" style:font-size-asian="12.25pt" style:font-size-complex="14pt"/>
    </style:style>
    <style:style style:name="T21" style:family="text">
      <style:text-properties fo:color="#000000" fo:font-size="14pt" fo:language="es" fo:country="ES" officeooo:rsid="002173ea" style:font-size-asian="12.25pt" style:font-size-complex="14pt"/>
    </style:style>
    <style:style style:name="T22" style:family="text">
      <style:text-properties fo:color="#000000" fo:font-size="14pt" fo:language="es" fo:country="ES" officeooo:rsid="00233162" style:font-size-asian="12.25pt" style:font-size-complex="14pt"/>
    </style:style>
    <style:style style:name="T23" style:family="text">
      <style:text-properties fo:color="#000000" fo:font-size="14pt" fo:language="es" fo:country="ES" officeooo:rsid="00234ab8" style:font-size-asian="12.25pt" style:font-size-complex="14pt"/>
    </style:style>
    <style:style style:name="T24" style:family="text">
      <style:text-properties fo:color="#000000" fo:font-size="14pt" fo:language="es" fo:country="ES" officeooo:rsid="00246182" style:font-size-asian="12.25pt" style:font-size-complex="14pt"/>
    </style:style>
    <style:style style:name="T25" style:family="text">
      <style:text-properties fo:color="#000000" fo:font-size="14pt" fo:language="es" fo:country="ES" officeooo:rsid="00246291" style:font-size-asian="12.25pt" style:font-size-complex="14pt"/>
    </style:style>
    <style:style style:name="T26" style:family="text">
      <style:text-properties fo:color="#000000" fo:font-size="14pt" fo:language="es" fo:country="ES" officeooo:rsid="0024faf6" style:font-size-asian="12.25pt" style:font-size-complex="14pt"/>
    </style:style>
    <style:style style:name="T27" style:family="text">
      <style:text-properties fo:color="#000000" fo:font-size="14pt" fo:language="es" fo:country="ES" officeooo:rsid="00252d24" style:font-size-asian="12.25pt" style:font-size-complex="14pt"/>
    </style:style>
    <style:style style:name="T28" style:family="text">
      <style:text-properties fo:color="#000000" fo:font-size="14pt" fo:language="es" fo:country="ES" officeooo:rsid="00272e88" style:font-size-asian="12.25pt" style:font-size-complex="14pt"/>
    </style:style>
    <style:style style:name="T29" style:family="text">
      <style:text-properties fo:color="#000000" fo:font-size="14pt" fo:language="es" fo:country="ES" officeooo:rsid="0028ccdf" style:font-size-asian="12.25pt" style:font-size-complex="14pt"/>
    </style:style>
    <style:style style:name="T30" style:family="text">
      <style:text-properties fo:color="#000000" fo:font-size="14pt" fo:language="es" fo:country="ES" officeooo:rsid="002c6b18" style:font-size-asian="12.25pt" style:font-size-complex="14pt"/>
    </style:style>
    <style:style style:name="T31" style:family="text">
      <style:text-properties fo:color="#000000" fo:font-size="14pt" fo:language="es" fo:country="ES" officeooo:rsid="002d9961" style:font-size-asian="12.25pt" style:font-size-complex="14pt"/>
    </style:style>
    <style:style style:name="T32" style:family="text">
      <style:text-properties fo:color="#000000" fo:font-size="14pt" fo:language="es" fo:country="ES" officeooo:rsid="000caf1c" style:font-size-asian="12.25pt" style:font-size-complex="14pt"/>
    </style:style>
    <style:style style:name="T33" style:family="text">
      <style:text-properties fo:color="#000000" fo:font-size="14pt" fo:language="es" fo:country="ES" officeooo:rsid="00348948" style:font-size-asian="12.25pt" style:font-size-complex="14pt"/>
    </style:style>
    <style:style style:name="T34" style:family="text">
      <style:text-properties fo:color="#000000" fo:font-size="14pt" fo:language="es" fo:country="ES" fo:font-weight="bold" style:font-size-asian="12.25pt" style:font-weight-asian="bold" style:font-size-complex="14pt" style:font-weight-complex="bold"/>
    </style:style>
    <style:style style:name="T35" style:family="text">
      <style:text-properties fo:color="#000000" fo:font-size="14pt" fo:language="es" fo:country="ES" fo:font-weight="bold" officeooo:rsid="00246182" style:font-size-asian="12.25pt" style:font-weight-asian="bold" style:font-size-complex="14pt" style:font-weight-complex="bold"/>
    </style:style>
    <style:style style:name="T36" style:family="text">
      <style:text-properties fo:color="#000000" fo:font-size="14pt" fo:language="es" fo:country="ES" fo:font-weight="bold" officeooo:rsid="002173ea" style:font-size-asian="12.25pt" style:font-weight-asian="bold" style:font-size-complex="14pt" style:font-weight-complex="bold"/>
    </style:style>
    <style:style style:name="T37" style:family="text">
      <style:text-properties fo:color="#000000" fo:font-size="14pt" fo:language="es" fo:country="ES" fo:font-weight="bold" officeooo:rsid="00272e88" style:font-size-asian="12.25pt" style:font-weight-asian="bold" style:font-size-complex="14pt" style:font-weight-complex="bold"/>
    </style:style>
    <style:style style:name="T38" style:family="text">
      <style:text-properties fo:color="#000000" fo:font-size="14pt" fo:language="es" fo:country="ES" fo:font-weight="bold" officeooo:rsid="00233162" style:font-size-asian="12.25pt" style:font-weight-asian="bold" style:font-size-complex="14pt" style:font-weight-complex="bold"/>
    </style:style>
    <style:style style:name="T39" style:family="text">
      <style:text-properties fo:color="#000000" fo:font-size="14pt" fo:language="es" fo:country="ES" fo:font-weight="bold" officeooo:rsid="002c6b18" style:font-size-asian="12.25pt" style:font-weight-asian="bold" style:font-size-complex="14pt" style:font-weight-complex="bold"/>
    </style:style>
    <style:style style:name="T40" style:family="text">
      <style:text-properties fo:color="#000000" fo:font-size="14pt" fo:language="es" fo:country="ES" fo:font-weight="bold" officeooo:rsid="00348948" style:font-size-asian="12.25pt" style:font-weight-asian="bold" style:font-size-complex="14pt" style:font-weight-complex="bold"/>
    </style:style>
    <style:style style:name="T41" style:family="text">
      <style:text-properties fo:color="#000000" fo:font-size="14pt" fo:language="es" fo:country="ES" fo:font-weight="bold" officeooo:rsid="00234ab8" style:font-size-asian="12.25pt" style:font-weight-asian="bold" style:font-size-complex="14pt" style:font-weight-complex="bold"/>
    </style:style>
    <style:style style:name="T42" style:family="text">
      <style:text-properties fo:color="#000000" fo:font-size="14pt" fo:language="es" fo:country="ES" fo:font-weight="bold" officeooo:rsid="000caf1c" style:font-size-asian="12.25pt" style:font-weight-asian="bold" style:font-size-complex="14pt" style:font-weight-complex="bold"/>
    </style:style>
    <style:style style:name="T43" style:family="text">
      <style:text-properties fo:color="#000000" fo:font-size="14pt" fo:language="es" fo:country="ES" fo:font-weight="bold" officeooo:rsid="00431594" style:font-size-asian="14pt" style:font-weight-asian="bold" style:font-size-complex="14pt" style:font-weight-complex="bold"/>
    </style:style>
    <style:style style:name="T44" style:family="text">
      <style:text-properties fo:color="#000000" fo:font-size="14pt" fo:language="es" fo:country="ES" fo:font-weight="bold" officeooo:rsid="00459c0f" style:font-size-asian="14pt" style:font-weight-asian="bold" style:font-size-complex="14pt" style:font-weight-complex="bold"/>
    </style:style>
    <style:style style:name="T45" style:family="text">
      <style:text-properties fo:color="#000000" fo:font-size="14pt" fo:language="es" fo:country="ES" fo:font-weight="bold" officeooo:rsid="003770bc" style:font-size-asian="14pt" style:font-weight-asian="bold" style:font-size-complex="14pt" style:font-weight-complex="bold"/>
    </style:style>
    <style:style style:name="T46" style:family="text">
      <style:text-properties fo:color="#000000" fo:font-size="14pt" fo:language="es" fo:country="ES" fo:font-weight="normal" officeooo:rsid="00431594" style:font-size-asian="14pt" style:font-weight-asian="normal" style:font-size-complex="14pt" style:font-weight-complex="normal"/>
    </style:style>
    <style:style style:name="T47" style:family="text">
      <style:text-properties fo:color="#000000" fo:font-size="14pt" fo:language="es" fo:country="ES" fo:font-weight="normal" officeooo:rsid="00459c0f" style:font-size-asian="14pt" style:font-weight-asian="normal" style:font-size-complex="14pt" style:font-weight-complex="normal"/>
    </style:style>
    <style:style style:name="T48" style:family="text">
      <style:text-properties fo:color="#000000" fo:language="es" fo:country="ES" fo:font-weight="bold" officeooo:rsid="003770bc" style:font-weight-asian="bold" style:font-weight-complex="bold"/>
    </style:style>
    <style:style style:name="T49" style:family="text">
      <style:text-properties fo:font-size="14pt" style:font-size-asian="12.25pt" style:font-size-complex="14pt"/>
    </style:style>
    <style:style style:name="T50" style:family="text">
      <style:text-properties fo:font-size="14pt" officeooo:rsid="00252d24" style:font-size-asian="12.25pt" style:font-size-complex="14pt"/>
    </style:style>
    <style:style style:name="T51" style:family="text">
      <style:text-properties fo:font-size="14pt" officeooo:rsid="0025552b" style:font-size-asian="12.25pt" style:font-size-complex="14pt"/>
    </style:style>
    <style:style style:name="T52" style:family="text">
      <style:text-properties fo:font-size="14pt" officeooo:rsid="00272e88" style:font-size-asian="12.25pt" style:font-size-complex="14pt"/>
    </style:style>
    <style:style style:name="T53" style:family="text">
      <style:text-properties fo:font-size="14pt" fo:font-weight="bold" officeooo:rsid="00252d24" style:font-size-asian="12.25pt" style:font-weight-asian="bold" style:font-size-complex="14pt" style:font-weight-complex="bold"/>
    </style:style>
    <style:style style:name="T54" style:family="text">
      <style:text-properties fo:font-size="14pt" fo:font-weight="bold" officeooo:rsid="0025552b" style:font-size-asian="12.25pt" style:font-weight-asian="bold" style:font-size-complex="14pt" style:font-weight-complex="bold"/>
    </style:style>
    <style:style style:name="T55" style:family="text">
      <style:text-properties fo:font-size="14pt" fo:font-weight="normal" style:font-size-asian="12.25pt" style:font-weight-asian="normal" style:font-size-complex="14pt" style:font-weight-complex="normal"/>
    </style:style>
    <style:style style:name="T56" style:family="text">
      <style:text-properties fo:font-size="14pt" fo:font-weight="normal" officeooo:rsid="0017dbbe" style:font-size-asian="12.25pt" style:font-weight-asian="normal" style:font-size-complex="14pt" style:font-weight-complex="normal"/>
    </style:style>
    <style:style style:name="T57" style:family="text">
      <style:text-properties fo:font-size="14pt" fo:font-weight="normal" officeooo:rsid="00197527" style:font-size-asian="12.25pt" style:font-weight-asian="normal" style:font-size-complex="14pt" style:font-weight-complex="normal"/>
    </style:style>
    <style:style style:name="T58" style:family="text">
      <style:text-properties officeooo:rsid="0030aa45"/>
    </style:style>
    <style:style style:name="T59" style:family="text">
      <style:text-properties officeooo:rsid="00348948"/>
    </style:style>
    <style:style style:name="T60" style:family="text">
      <style:text-properties officeooo:rsid="00197527"/>
    </style:style>
    <style:style style:name="T61" style:family="text">
      <style:text-properties officeooo:rsid="0014b5f0"/>
    </style:style>
    <style:style style:name="T62" style:family="text">
      <style:text-properties style:font-name="Times New Roman" fo:font-size="12pt" style:font-name-asian="Times New Roman1" style:font-size-asian="12pt" style:font-name-complex="Times New Roman1" style:font-size-complex="12pt"/>
    </style:style>
    <style:style style:name="T63" style:family="text">
      <style:text-properties officeooo:rsid="003de7f6"/>
    </style:style>
    <style:style style:name="T64" style:family="text">
      <style:text-properties officeooo:rsid="003ff6d2"/>
    </style:style>
    <style:style style:name="T65" style:family="text">
      <style:text-properties officeooo:rsid="00416fbc"/>
    </style:style>
    <style:style style:name="T66" style:family="text">
      <style:text-properties officeooo:rsid="00431594"/>
    </style:style>
    <style:style style:name="T67" style:family="text">
      <style:text-properties officeooo:rsid="00459c0f"/>
    </style:style>
    <style:style style:name="T68" style:family="text">
      <style:text-properties officeooo:rsid="0046d448"/>
    </style:style>
    <style:style style:name="T69" style:family="text">
      <style:text-properties officeooo:rsid="00459c0f" style:font-size-asian="12.25pt"/>
    </style:style>
    <style:style style:name="T70" style:family="text">
      <style:text-properties officeooo:rsid="0046d448" style:font-size-asian="12.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stión de un servicio web orientado a la</text:p>
      <text:p text:style-name="P19">entrega de comida a domicilio y la </text:p>
      <text:p text:style-name="P19">reserva de mesa en restaurantes</text:p>
      <text:p text:style-name="P4"/>
      <text:p text:style-name="P14">Lista de requisitos</text:p>
      <text:p text:style-name="P14">Estructurados</text:p>
      <text:p text:style-name="P17"/>
      <text:p text:style-name="P17"/>
      <text:p text:style-name="P18"/>
      <text:p text:style-name="P15">Índice</text:p>
      <text:p text:style-name="P15"/>
      <text:p text:style-name="P62"><text:tab/>1. <text:span text:style-name="T15">Estudio del dominio del problema y descripción general del sistema.</text:span></text:p>
      <text:p text:style-name="P62"/>
      <text:p text:style-name="P62"><text:span text:style-name="T15"><text:tab/><text:tab/></text:span><text:span text:style-name="T16">1.1 Descripción general.</text:span></text:p>
      <text:p text:style-name="P62"><text:span text:style-name="T16"><text:tab/><text:tab/>1.2 Objetivos.</text:span></text:p>
      <text:p text:style-name="P62"><text:span text:style-name="T16"><text:tab/><text:tab/>1.3 Descripción de los implicados y usuarios finales.</text:span></text:p>
      <text:p text:style-name="P18"/>
      <text:p text:style-name="P16"><text:span text:style-name="T3"><text:tab/></text:span>2. <text:span text:style-name="T7">Lista de requisitos estructurados.</text:span></text:p>
      <text:p text:style-name="P16"/>
      <text:p text:style-name="P16"><text:span text:style-name="T7"><text:tab/><text:tab/>2.1 Requisitos funcionales.</text:span></text:p>
      <text:p text:style-name="P16"><text:span text:style-name="T7"><text:tab/><text:tab/>2.2 Requisitos no funcionales.</text:span></text:p>
      <text:p text:style-name="P16"><text:span text:style-name="T7"><text:tab/><text:tab/>2.3 Requisitos de información.</text:span></text:p>
      <text:p text:style-name="P18"><text:tab/></text:p>
      <text:p text:style-name="P16"><text:span text:style-name="T3"><text:tab/></text:span>3. <text:span text:style-name="T7">Glosario de términos.</text:span></text:p>
      <text:p text:style-name="P16"/>
      <text:p text:style-name="P16"/>
      <text:p text:style-name="P16"/>
      <text:p text:style-name="P16"/>
      <text:p text:style-name="P16"/>
      <text:p text:style-name="P16"/>
      <text:p text:style-name="P16"/>
      <text:p text:style-name="P3"/>
      <text:p text:style-name="P3"/>
      <text:p text:style-name="P3"/>
      <text:p text:style-name="P3"/>
      <text:p text:style-name="P3"/>
      <text:p text:style-name="P3"/>
      <text:p text:style-name="P64"><text:soft-page-break/>1. Estudio del dominio del problema y descripción general del sistema.</text:p>
      <text:p text:style-name="P64"/>
      <text:p text:style-name="P69">1.1 Descripción general.</text:p>
      <text:p text:style-name="P67"/>
      <text:p text:style-name="P27"><text:tab/>Nuestro proyecto está dirigido a los locales de restauración que se encuentran asociados en la corporación Buen Provecho. <text:span text:style-name="T1">Dicha corporación</text:span> se define como un conjunto de empresas asociadas con el objetivo de que dar servicio a los aficionados a la buena comida. </text:p>
      <text:p text:style-name="P77"/>
      <text:p text:style-name="P20"><text:tab/>Para los clientes:</text:p>
      <text:p text:style-name="P78"/>
      <text:p text:style-name="P78"><text:span text:style-name="T24"><text:tab/></text:span><text:span text:style-name="T25">En primer lugar, la empresa quiere llevar el registro de los clientes que usan sus servicios online y al mismo tiempo permitir que sus clientes lleven un registro de su actividad con la empresa. De este modo, aunque se permite realizar compras sin tener una cuenta en el sistema, se ofrece siempre esta posibilidad. La cuenta debe recoger la siguiente información:</text:span></text:p>
      <text:p text:style-name="P78"/>
      <text:p text:style-name="P21"><text:tab/>-información sobre la actividad del cliente: historial de búsquedas realizadas, histórico de pedidos, listado de los locales marcados como favoritos, las opiniones emitidas sobre los locales visitados.</text:p>
      <text:p text:style-name="P21"><text:tab/>-información general sobre la cuenta: nombre, apellidos, datos de contacto y subscripciones realizadas.</text:p>
      <text:p text:style-name="P21"><text:tab/>-libreta de direcciones de reparto.</text:p>
      <text:p text:style-name="P21"><text:tab/>-información sobre el crédito de la cuenta.</text:p>
      <text:p text:style-name="P78"/>
      <text:p text:style-name="P78"><text:span text:style-name="T24"><text:tab/></text:span><text:span text:style-name="T26">La corporación necesita</text:span><text:span text:style-name="T24"> </text:span><text:span text:style-name="T26">que los clientes puedan</text:span><text:span text:style-name="T35"> </text:span><text:span text:style-name="T36">realizar pedidos</text:span><text:span text:style-name="T21"> a domicilio, </text:span><text:span text:style-name="T27">pedidos para recoger en el restaurante o</text:span><text:span text:style-name="T21"> reserva en restaurante </text:span><text:span text:style-name="T24">online</text:span><text:span text:style-name="T21">. </text:span><text:span text:style-name="T24">Es de interés de la corporación que el usuario pued</text:span><text:span text:style-name="T26">a</text:span><text:span text:style-name="T24"> encontrar el local que más se ajuste a sus necesidades. Por tanto, el usuario podrá realizar la búsqueda estableciendo al menos los siguientes criterios:</text:span></text:p>
      <text:p text:style-name="P78"/>
      <text:p text:style-name="P20"><text:tab/>-según la localidad, fecha y precio del servicio.</text:p>
      <text:p text:style-name="P20"><text:tab/>-según el estilo culinario.</text:p>
      <text:p text:style-name="P20"><text:tab/>-según las rutas en que esté incluido el local (Michelín, Isabel la Católica,...) o eventos en los que participe (Especial Juego de Tronos, eventos solidarios,...).</text:p>
      <text:p text:style-name="P20"><text:tab/>-<text:span text:style-name="T66">valoración.</text:span></text:p>
      <text:p text:style-name="P20"><text:tab/>-<text:span text:style-name="T66">gastos de entrega y pedido mínimo.</text:span></text:p>
      <text:p text:style-name="P78"/>
      <text:p text:style-name="P78"><text:tab/><text:span text:style-name="T50">Con el sistema se pretende asimismo </text:span><text:span text:style-name="T53">facilitar el pago</text:span><text:span text:style-name="T50"> de los servicios y la realización de promociones. Así es necesario la configuración de distintos servicios de pago ya que algunos locales admitirán sólo pago en efectivo y otros sólo admitirán pago electrónico. </text:span><text:span text:style-name="T51">Se configurarán los siguientes métodos de pago:</text:span></text:p>
      <text:p text:style-name="P78"/>
      <text:p text:style-name="P72"><text:soft-page-break/><text:tab/>-pago mediante el saldo disponible en la cuenta de usuario.</text:p>
      <text:p text:style-name="P72"><text:tab/>-pago con tarjeta VISA o MASTERCAD.</text:p>
      <text:p text:style-name="P73"><text:tab/>-pago mediante PAYPAL.</text:p>
      <text:p text:style-name="P73"><text:tab/>-pago en efectivo.</text:p>
      <text:p text:style-name="P78"/>
      <text:p text:style-name="P78"><text:span text:style-name="T51"><text:tab/>Existe la posibilidad de utilizar distintos tipos de </text:span><text:span text:style-name="T54">cupones y promociones</text:span><text:span text:style-name="T51">:</text:span></text:p>
      <text:p text:style-name="P78"/>
      <text:p text:style-name="P78"><text:span text:style-name="T51"><text:tab/>-cupones prepago: se trata de </text:span><text:span text:style-name="T52">vales con un código que se entregan cuando se aporta determinada cantidad de efectivo en un local y se pueden canjear por crédito en la cuenta de usuario.</text:span></text:p>
      <text:p text:style-name="P78"/>
      <text:p text:style-name="P74"><text:tab/>-cupones de descuento: se trata de vales en papel u electrónico que se emiten cuando se lanza una campaña de promoción de la empresa y permiten al usuario obtener descuentos en pedidos. </text:p>
      <text:p text:style-name="P78"/>
      <text:p text:style-name="P79"><text:span text:style-name="T21"><text:tab/></text:span><text:span text:style-name="T28">S</text:span><text:span text:style-name="T22">e pretende incluir un sistema para que lo usuarios puedan </text:span><text:span text:style-name="T37">dar su opinión</text:span><text:span text:style-name="T28"> sobre </text:span><text:span text:style-name="T29">calidad, el servicio ofrecido y, si procede, sobre el tiempo de entrega en una escala de 0 a 6. La valoración numérica puede ir acompañada de una reseña. <text:s/>Estas valoraciones se recogerán en el perfil del local de restauración donde el cliente haya realizado el pedido y se estructurarán en tres partes: </text:span></text:p>
      <text:p text:style-name="P79"/>
      <text:p text:style-name="P77"><text:span text:style-name="T22"><text:tab/>Por otra parte, la corporación pretende ofrecer un</text:span><text:span text:style-name="T38"> servicio de atención al cliente</text:span><text:span text:style-name="T22"> personalizado y moderno. Que incluye información detallada en la web, un chat de atención al cliente online y un asistente virtual para aprender el mecanismo de funcionamiento básico del servicio. <text:s/></text:span></text:p>
      <text:p text:style-name="P77"/>
      <text:p text:style-name="P80"><text:span text:style-name="T22"><text:tab/>El objetivo </text:span><text:span text:style-name="T29">de todo lo anterior </text:span><text:span text:style-name="T22">es favorecer la competencia entre las empresas de la corporación para poner en marcha nuevos proyectos que hagan más atractivo el servicio a los clientes </text:span><text:span text:style-name="T29">a</text:span><text:span text:style-name="T22">umenta</text:span><text:span text:style-name="T29">ndo</text:span><text:span text:style-name="T22"> el grado de satisfacción del cliente con los servicios prestados y elimina</text:span><text:span text:style-name="T29">ndo</text:span><text:span text:style-name="T22"> todas las trabas que pudiera haber frente a una compra. </text:span></text:p>
      <text:p text:style-name="P80"/>
      <text:p text:style-name="P82"><text:tab/><text:span text:style-name="T24">Para los </text:span><text:span text:style-name="T20">empresarios</text:span><text:span text:style-name="T24">:</text:span></text:p>
      <text:p text:style-name="P82"/>
      <text:p text:style-name="P82"><text:span text:style-name="T24"><text:tab/></text:span><text:span text:style-name="T30">La corporación pretende ofrecer mediante la plataforma los siguientes servicios a sus empresas:</text:span></text:p>
      <text:p text:style-name="P82"/>
      <text:p text:style-name="P83"><text:span text:style-name="T30"><text:tab/>En primer lugar, la</text:span><text:span text:style-name="T39"> creación de un perfil empresarial</text:span><text:span text:style-name="T30"> donde se recoge toda la información de su negocio que va a ser consultada por los usuarios: logotipo,nombre de la empresa, localización, datos de contacto, <text:s/>menú, categorías del menú, valoraciones de otros usuarios. <text:s/>Además el perfil de la empresa permite especificar informaciones útiles como puede ser el precio mínimo para una entrega a domicilio, el número máximo de personas para reservar mesa o formas de pago. </text:span></text:p>
      <text:p text:style-name="P83"/>
      <text:p text:style-name="P83"><text:span text:style-name="T30"><text:tab/></text:span><text:span text:style-name="T33">El sistema favorecerá además el contacto directo entre el local de restauración y el cliente de modo que cuando se realice un pedido, el cliente tenga disponible en el </text:span><text:soft-page-break/><text:span text:style-name="T33">sistema información sobre el local donde ha realizado el pedido, el número de referencia del pedido, y el desglose de los platos solicitados asicomo la dirección de envío si procede y el </text:span><text:span text:style-name="T40">tiempo aproximada de entrega</text:span><text:span text:style-name="T33">.</text:span></text:p>
      <text:p text:style-name="P81"/>
      <text:p text:style-name="P84"><text:span text:style-name="T20"><text:tab/>Además la corporación </text:span><text:span text:style-name="T30">realizará</text:span><text:span text:style-name="T20"> una </text:span><text:span text:style-name="T30">intensa </text:span><text:span text:style-name="T34">actividad de promoción</text:span><text:span text:style-name="T20"> que </text:span><text:span text:style-name="T31">aumente la visibilidad de la empresa.</text:span><text:span text:style-name="T20"> Para ello publicará un newsletter y permitirá a los usuarios seguirlos en las redes sociales de </text:span><text:span text:style-name="T30">que dispone: Facebook, Twitter, </text:span><text:span text:style-name="T31">Pinterest y Google+. Otro de los aspectos a tener en cuenta para la promoción de la empresa será la creación de un blog de temática variada aunque centrada en buenos hábitos culinarios, restaurantes, recetas de cocina y viajes.</text:span></text:p>
      <text:p text:style-name="P85"/>
      <text:p text:style-name="P86"><text:span text:style-name="T20"><text:tab/>El objetivo </text:span><text:span text:style-name="T31">que se persigue con estas iniciativas </text:span><text:span text:style-name="T23">es </text:span><text:span text:style-name="T41">mejorar la imagen de la empresa</text:span><text:span text:style-name="T23"> y darle publicidad </text:span><text:span text:style-name="T31">y visibilidad en todos los medios posibles. </text:span><text:span text:style-name="T33">El</text:span><text:span text:style-name="T32"> sistema <text:s/></text:span><text:span text:style-name="T42">agiliza</text:span><text:span text:style-name="T40">rá</text:span><text:span text:style-name="T42"> la atención al cliente</text:span><text:span text:style-name="T32"> </text:span><text:span text:style-name="T33">y aumentará el tiempo del que el cliente dispone para deliberar sobre su pedido.</text:span><text:span text:style-name="T32"> Esto provocará una mejora tanto en la experiencia del cliente a la hora de pedir mesa o comida como en el personal del </text:span><text:span text:style-name="T33">local de restauración</text:span><text:span text:style-name="T32">, que verá como la carga de su trabajo se verá reducida.</text:span></text:p>
      <text:p text:style-name="P29"/>
      <text:p text:style-name="P26"><text:tab/><text:span text:style-name="T59">Se pretende que el</text:span> servicio com<text:span text:style-name="T59">ience</text:span> a funcionar en un servidor de una ciudad concreta, gestionando a priori solo algunos restaurantes. Tras un periodo de prueba, iremos añadiendo más restaurantes a la base de datos, tras lo cuál extenderemos el servicio a otras ciudades. </text:p>
      <text:p text:style-name="P26"/>
      <text:p text:style-name="P70">1.2 Objetivos.</text:p>
      <text:p text:style-name="P26"/>
      <text:p text:style-name="P30"><text:tab/>Los objetivos <text:span text:style-name="T58">s</text:span>e pueden resumir así:</text:p>
      <text:p text:style-name="P30"/>
      <text:p text:style-name="P36"><text:span text:style-name="T2">OBJ-</text:span>1. <text:span text:style-name="T5">El sistema almacenará información sobre los clientes de la corporación facilitándoles la realización de pedidos y reservas, el pago y valoración de los mismos.</text:span></text:p>
      <text:p text:style-name="P30"/>
      <text:p text:style-name="P37"><text:span text:style-name="T2">OBJ-2</text:span>. <text:span text:style-name="T3">El sistema almacenará información referente a los </text:span><text:span text:style-name="T4">perfiles empresariales de los locales de restauración </text:span><text:span text:style-name="T5">junto con la valoración de los servicios ofrecidos.</text:span></text:p>
      <text:p text:style-name="P31"/>
      <text:p text:style-name="P38">OBJ-3. <text:span text:style-name="T6">El sistema fomentará la relación entre el cliente y el local de restauración del que contrata los servicios o entre el cliente y la corporación mediante adecuados sistemas de atención al cliente.</text:span></text:p>
      <text:p text:style-name="P38"/>
      <text:p text:style-name="P39">OBJ-4. <text:span text:style-name="T6">El sistema apoyará las tareas de promoción y publicidad de la empresa mediante el uso de redes sociales y estrategias de mercadotecnia .</text:span></text:p>
      <text:p text:style-name="P39"/>
      <text:p text:style-name="P22"/>
      <text:p text:style-name="P28"/>
      <text:p text:style-name="P71">1.<text:span text:style-name="T68">3</text:span> Descripción de los implicados</text:p>
      <text:p text:style-name="P5"/>
      <text:p text:style-name="P5"><text:soft-page-break/></text:p>
      <text:p text:style-name="P65">2. Lista estructurada de requisitos</text:p>
      <text:p text:style-name="P40"/>
      <text:p text:style-name="P68">2.1 Requisitos funcionales.</text:p>
      <text:p text:style-name="P42"/>
      <text:p text:style-name="P32"><text:tab/>En esta sección se definen y describen los requisitos funcionales del sistema, esto es, aquellos que definen el comportamiento del sistema incluyendo los procesos fundamentales que el software llevará a cabo y que son esenciales para cubrir las necesidades de los usuarios. <text:s/></text:p>
      <text:p text:style-name="P32"/>
      <text:p text:style-name="P32"><text:tab/>Para facilitar su lectura y análisis, se presentan en forma de lista estructurada:</text:p>
      <text:p text:style-name="P32"/>
      <text:p text:style-name="P45">RF-1 Gestión de usuarios.</text:p>
      <text:p text:style-name="P45"/>
      <text:p text:style-name="P45">RF-1.1 <text:span text:style-name="T8">El sistema debe permitir a los clientes registrarse online.</text:span></text:p>
      <text:p text:style-name="P48">RF-1.2 <text:span text:style-name="T3">El sistema debe proporcionar al cliente una cuenta de usuario desde la que el cliente podrá realizar las siguientes funciones:</text:span></text:p>
      <text:p text:style-name="P48"><text:span text:style-name="T3"><text:tab/></text:span>RF-1.2.1 <text:span text:style-name="T3">Modificar sus datos de contacto, nombre, teléfono, dirección, contraseña y sus preferencias sobre privacidad y protección de datos.</text:span></text:p>
      <text:p text:style-name="P48"><text:span text:style-name="T3"><text:tab/></text:span>RF-1.2.2<text:span text:style-name="T3"> Consultar el historial de su pedidos </text:span><text:span text:style-name="T14">y reservas</text:span><text:span text:style-name="T3"> y el estado de los pedidos </text:span><text:span text:style-name="T14">y reservas </text:span><text:span text:style-name="T3">en curso. <text:s/>Requisitos asociados: RI-1, </text:span><text:span text:style-name="T14">RI-5.</text:span></text:p>
      <text:p text:style-name="P48"><text:span text:style-name="T3"><text:tab/></text:span>RF-1.2.3 <text:span text:style-name="T3">Se debe poder consultar y modificar las valoraciones emitidas en cada pedido </text:span><text:span text:style-name="T14">o reserva</text:span><text:span text:style-name="T3">. Requisitos asociados: RI-2.</text:span></text:p>
      <text:p text:style-name="P48"><text:span text:style-name="T3"><text:tab/></text:span>RF-1.2.4 <text:span text:style-name="T3">Se debe poder consultar el crédito del que dispone la cuenta. Requisitos asociados: RI-3.</text:span></text:p>
      <text:p text:style-name="P48"><text:span text:style-name="T3"><text:tab/></text:span>RF-1.2.5 <text:span text:style-name="T3">Se debe poder modificar, añadir o eliminar direcciones de entrega para los pedidos a domicilio. Requisitos asociados: RI-4.</text:span></text:p>
      <text:p text:style-name="P48"><text:span text:style-name="T3"><text:tab/></text:span><text:span text:style-name="T67">RF-1.2.6 </text:span><text:span text:style-name="T13">Canjear los cupones de prepago que hayan sido adquiridos por el cliente en alguna promoción a en algunos de los locales de restauración.</text:span></text:p>
      <text:p text:style-name="P48">RF-1.3<text:span text:style-name="T3"> El sistema debe permitir al cliente darse de baja si así lo solicita. </text:span><text:span text:style-name="T9">Cuando se solicite la eliminación de la cuenta se pedirá <text:s/>confirmación manual.</text:span></text:p>
      <text:p text:style-name="P52">RF-1.4 <text:span text:style-name="T3">El sistema debe permitir al usuario cerrar la sesión iniciada.</text:span></text:p>
      <text:p text:style-name="P60"/>
      <text:p text:style-name="P52"/>
      <text:p text:style-name="P46">RF-<text:span text:style-name="T64">2</text:span> Gestión de <text:span text:style-name="T64">perfil de empresas. </text:span></text:p>
      <text:p text:style-name="P52"/>
      <text:p text:style-name="P55">RF-2.1 <text:span text:style-name="T3">El sistema debe permitir dar de alta nuevos locales de restauración una vez hayan sido aceptados por los miembros de la corporación.</text:span></text:p>
      <text:p text:style-name="P55">RF-2.2 <text:span text:style-name="T3">El sistema debe proporcionar al local de restauración una cuenta de usuario desde la que se puedan realizar las siguientes funciones:</text:span></text:p>
      <text:p text:style-name="P55"><text:span text:style-name="T3"><text:tab/></text:span><text:span text:style-name="T63">RF-</text:span>2.2.1 <text:span text:style-name="T63"><text:s/></text:span><text:span text:style-name="T3">Publicar </text:span><text:span text:style-name="T8">sus datos de contacto, nombre, teléfono, dirección.</text:span></text:p>
      <text:p text:style-name="P55"><text:span text:style-name="T8"><text:tab/></text:span>RF-2.2.2 <text:s/><text:span text:style-name="T3">Publicar </text:span><text:span text:style-name="T13">y modificar </text:span><text:span text:style-name="T3">la carta de servicios que ofrece indicando los precios del servicio e indicando otros elementos de interés sobre alérgenos, alimentos con gluten o sin gluten, alimentos picantes para advertir al consumidor. </text:span></text:p>
      <text:p text:style-name="P49"><text:soft-page-break/><text:span text:style-name="T10"><text:tab/></text:span>RF-<text:span text:style-name="T65">2</text:span>.2.<text:span text:style-name="T65">3</text:span><text:span text:style-name="T3"> Consultar el historial de su pedidos y el estado de los pedidos en curso. </text:span><text:span text:style-name="T10">En estos últimos, indicar al cliente el tiempo aproximado que tardará el pedido.</text:span><text:span text:style-name="T3"> Requisitos asociados: RI-1.</text:span></text:p>
      <text:p text:style-name="P49"><text:span text:style-name="T3"><text:tab/></text:span></text:p>
      <text:p text:style-name="P49"><text:span text:style-name="T3"><text:tab/></text:span>RF-<text:span text:style-name="T65">2</text:span>.2.3 <text:s/><text:span text:style-name="T10">Publicar las valoraciones emitidas por los usuarios así como estadísticos que </text:span><text:span text:style-name="T11">resuman </text:span><text:span text:style-name="T10">esas valoraciones</text:span><text:span text:style-name="T3">. Requisitos asociados: RI-2.</text:span></text:p>
      <text:p text:style-name="P49"><text:span text:style-name="T3"><text:tab/></text:span>RF-<text:span text:style-name="T66">2</text:span>.2.<text:span text:style-name="T66">4</text:span><text:span text:style-name="T3"> </text:span><text:span text:style-name="T11">Publicar otra información de interés para el cliente como puede ser el precio mínimo para entregas a domicilio o el número máxima de personas para las que se permite hacer una reserva.</text:span></text:p>
      <text:p text:style-name="P50"><text:span text:style-name="T66">RF-2.3</text:span><text:span text:style-name="T11"> El sistema debe permitir al local de restauración darse de baja si así lo solicita. </text:span><text:span text:style-name="T9">Cuando se solicite la eliminación de la cuenta se pedirá <text:s/>confirmación manual.</text:span></text:p>
      <text:p text:style-name="P53">RF-<text:span text:style-name="T66">2</text:span>.4<text:span text:style-name="T9"> </text:span><text:span text:style-name="T3">El sistema debe permitir al </text:span><text:span text:style-name="T11">local de restauración indicar si está abierto o cerrado para informar a los clientes que soliciten sus servicios.</text:span></text:p>
      <text:p text:style-name="P52"/>
      <text:p text:style-name="P46">RF-<text:span text:style-name="T64">3</text:span> Gestión de <text:span text:style-name="T64">pedidos</text:span></text:p>
      <text:p text:style-name="P33"/>
      <text:p text:style-name="P56">RF-<text:span text:style-name="T66">3</text:span>.1 <text:span text:style-name="T3">El sistema debe permitir </text:span><text:span text:style-name="T11">a los clientes realizar la búsqueda de los locales de restauración siguiendo distintos criterios: localidad, fecha, precio del servicio, estilo culinario, rutas en que esté incluido el local, valoración, gastos de entrega y pedido mínimo.</text:span></text:p>
      <text:p text:style-name="P56">RF-<text:span text:style-name="T66">3</text:span>.2 <text:span text:style-name="T11">El sistema permitirá al cliente consultar las publicaciones del local de restauración, en particular, deberá ser accesible el menú, las valoraciones de los usuarios y los datos de contacto.</text:span></text:p>
      <text:p text:style-name="P58">RF-3.3<text:span text:style-name="T3"> El sistema permitirá a los clientes realizar pedidos con las siguientes funcionalidades:</text:span></text:p>
      <text:p text:style-name="P58"><text:tab/>RF-3.3.<text:span text:style-name="T68">1</text:span> <text:span text:style-name="T3">El sistema permitirá al cliente seleccionar y de-seleccionar los productos que desee. Asimismo permitirá indicar si el pedido se entregará a domicilio o se recogerá en el local. </text:span></text:p>
      <text:p text:style-name="P58"><text:span text:style-name="T3"><text:tab/></text:span>RF-3.<text:span text:style-name="T68">3.2</text:span> <text:span text:style-name="T3">El sistema permitirá indicar al cliente la forma de pago que desea entre Paypal, tarjeta de crédito VISA o MASTERCAD o pago en efectivo. </text:span></text:p>
      <text:p text:style-name="P58"><text:span text:style-name="T13"><text:tab/></text:span><text:span text:style-name="T67">RF-3.3.3 </text:span><text:span text:style-name="T13">Antes de realizar el pago el sistema pedirá confirmación del mismo al cliente.</text:span></text:p>
      <text:p text:style-name="P58"><text:span text:style-name="T3"><text:tab/></text:span>RF-3.<text:span text:style-name="T68">3.4</text:span> <text:span text:style-name="T12">Una vez realizado el pedido se emitirá una factura digital que podrá ser descargada por el cliente y en la que los responsables de la empresa de restauración podrán indicar el tiempo aproximado para la entrega.</text:span></text:p>
      <text:p text:style-name="P58"><text:span text:style-name="T12"><text:tab/></text:span><text:span text:style-name="T67">RF-3.3.5 </text:span><text:span text:style-name="T13">Aplicar los cupones de descuento de los que disponga el cliente gracias a las promociones de la corporación.</text:span></text:p>
      <text:p text:style-name="P51"/>
      <text:p text:style-name="P44">RF-<text:span text:style-name="T66">4</text:span> Gestión de <text:span text:style-name="T66">reservas</text:span></text:p>
      <text:p text:style-name="P44"/>
      <text:p text:style-name="P54">RF-<text:span text:style-name="T67">4</text:span>.1 <text:span text:style-name="T3">El sistema debe permitir </text:span><text:span text:style-name="T11">a los clientes realizar la búsqueda de los locales de restauración siguiendo distintos criterios: localidad, fecha, precio del servicio, estilo culinario, rutas en que esté incluido el local, valoración, gastos de entrega y pedido mínimo.</text:span></text:p>
      <text:p text:style-name="P54"><text:soft-page-break/></text:p>
      <text:p text:style-name="P54"><text:span text:style-name="T11"/></text:p>
      <text:p text:style-name="P54">RF-<text:span text:style-name="T67">4</text:span>.2 <text:span text:style-name="T11">El sistema permitirá al cliente consultar las publicaciones del local de restauración, en particular, deberá ser accesible el menú, las valoraciones de los usuarios y los datos de contacto.</text:span></text:p>
      <text:p text:style-name="P76"><text:span text:style-name="T43">RF-</text:span><text:span text:style-name="T44">4</text:span><text:span text:style-name="T43">.3</text:span><text:span text:style-name="T46"> El sistema permitirá a los clientes realizar </text:span><text:span text:style-name="T47">reservas</text:span><text:span text:style-name="T46"> con las siguientes funcionalidades:</text:span></text:p>
      <text:p text:style-name="P59"><text:tab/>RF-<text:span text:style-name="T68">4</text:span>.3.<text:span text:style-name="T68">1</text:span> <text:span text:style-name="T3">El sistema permitirá al cliente seleccionar </text:span><text:span text:style-name="T14">el día, la hora y el número de personas para las que desea reservar. El número de personas no superará el máximo indicado por el local de restauración.</text:span></text:p>
      <text:p text:style-name="P59"><text:span text:style-name="T3"><text:tab/></text:span>RF-<text:span text:style-name="T68">4.3.2</text:span> <text:span text:style-name="T3">El sistema permitirá indicar al cliente la forma de pago que desea entre Paypal, tarjeta de crédito VISA o MASTERCAD o pago en efectivo. </text:span></text:p>
      <text:p text:style-name="P59"><text:span text:style-name="T13"><text:tab/></text:span><text:span text:style-name="T67">RF-4.3.3 </text:span><text:span text:style-name="T13">Antes de realizar el pago el sistema pedirá confirmación del mismo al cliente.</text:span></text:p>
      <text:p text:style-name="P59"><text:span text:style-name="T3"><text:tab/></text:span>RF-<text:span text:style-name="T68">4.3.4</text:span> <text:span text:style-name="T12">Una vez realizado el pedido se emitirá una factura digital que podrá ser descargada por el cliente.</text:span></text:p>
      <text:p text:style-name="P57"><text:span text:style-name="T17"><text:tab/></text:span><text:span text:style-name="T69">RF-</text:span><text:span text:style-name="T70">4.3.5</text:span><text:span text:style-name="T69"> </text:span><text:span text:style-name="T18">Aplicar los cupones de descuento de los que disponga el cliente gracias a las promociones de la corporación.</text:span></text:p>
      <text:p text:style-name="P75"/>
      <text:p text:style-name="P87"><text:span text:style-name="T48">2.2 Requisitos no funcionales.</text:span></text:p>
      <text:p text:style-name="P12"/>
      <text:p text:style-name="P43">Facilidad de uso.</text:p>
      <text:p text:style-name="P43"/>
      <text:p text:style-name="P43">Fiabilidad.</text:p>
      <text:p text:style-name="P43"/>
      <text:p text:style-name="P43">Rendimiento.</text:p>
      <text:p text:style-name="P43"/>
      <text:p text:style-name="P43">Soporte.</text:p>
      <text:p text:style-name="P43"/>
      <text:p text:style-name="P43">Otros.</text:p>
      <text:p text:style-name="P12"/>
      <text:p text:style-name="P12">2.3 Requisitos de información.</text:p>
      <text:p text:style-name="P12"/>
      <text:p text:style-name="P47">RI-1 Histórico de pedidos <text:span text:style-name="T65">(tanto para clientes como para empresas)</text:span></text:p>
      <text:p text:style-name="P47"/>
      <text:p text:style-name="P47">RI-2 Opiniones emitidas por cada pedido <text:span text:style-name="T68">o reserva(tanto para clientes como para empresas)</text:span></text:p>
      <text:p text:style-name="P47"/>
      <text:p text:style-name="P47">RI-3 Crédito de las cuentas y cupones que se han utilizado</text:p>
      <text:p text:style-name="P47"/>
      <text:p text:style-name="P47">RI-4 Direcciones de entrega.</text:p>
      <text:p text:style-name="P47"/>
      <text:p text:style-name="P61">RI-5 Histórico de reservas (para empresas y clientes)</text:p>
      <text:p text:style-name="P12"/>
      <text:p text:style-name="P2"><text:soft-page-break/><text:span text:style-name="T61">5</text:span>. <text:span text:style-name="T61">Requisitos de Información.</text:span></text:p>
      <text:p text:style-name="P11"/>
      <text:p text:style-name="P10">Se incluye a continuación la información que es necesaria almacenar en el sistema:</text:p>
      <text:p text:style-name="P10"/>
      <text:p text:style-name="P13">RI-1 Restaurantes:</text:p>
      <text:p text:style-name="P13"><text:tab/><text:span text:style-name="T55">Información referente al restaurante, </text:span><text:span text:style-name="T56">además de una breve descripción proporcionada por el dueño del mismo.</text:span></text:p>
      <text:p text:style-name="P13"><text:span text:style-name="T49">Contenido: </text:span><text:span text:style-name="T55">Localización geográfica, carta ofertada además de posibles requisitos de la comida(apto para celiacos, vegano...), posibilidad de pedir comida o reserva de mesa, tanto dentro como en terraza(un restaurante no tiene por qué ofrecer ambos servicios), </text:span><text:span text:style-name="T57">número de mesas ofertadas para la reserva, número máximo de reserva, cantidad mínima de pedido</text:span><text:span text:style-name="T55">, </text:span><text:span text:style-name="T56">posibles puntuaciones y comentarios sobre el restaurante de los usuarios, </text:span><text:span text:style-name="T57">posibilidad de pagar por internet, teléfono de contacto en caso de error.</text:span></text:p>
      <text:p text:style-name="P13"/>
      <text:p text:style-name="P13">RI-<text:span text:style-name="T60">2</text:span> :</text:p>
      <text:p text:style-name="P5"/>
      <text:p text:style-name="P1"><text:span text:style-name="T1">3</text:span>. <text:span text:style-name="T1">Glosario de términos.</text:span></text:p>
      <text:p text:style-name="P1"/>
      <text:p text:style-name="P1"/>
      <text:p text:style-name="P34">Cuenta de usuario</text:p>
      <text:p text:style-name="P35">Sesión</text:p>
      <text:p text:style-name="P8">Local de restauración</text:p>
      <text:p text:style-name="P6">Newsletter</text:p>
      <text:p text:style-name="P7">reseña</text:p>
      <text:p text:style-name="P7">libreta de direcciones</text:p>
      <text:p text:style-name="P7">paypal</text:p>
      <text:p text:style-name="P7">cupón de descuento </text:p>
      <text:p text:style-name="P7">cupón de prepago</text:p>
      <text:p text:style-name="P24">categorías del menú</text:p>
      <text:p text:style-name="P9">sistemas de atención al cliente.</text:p>
      <text:p text:style-name="P9">Mercadotecnia</text:p>
      <text:p text:style-name="P25">passbook y passwa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3-20T20:44:02.216823634</dc:date>
    <meta:editing-duration>PT7H37M1S</meta:editing-duration>
    <meta:editing-cycles>24</meta:editing-cycles>
    <meta:document-statistic meta:table-count="0" meta:image-count="0" meta:object-count="0" meta:page-count="8" meta:paragraph-count="132" meta:word-count="2222" meta:character-count="14194" meta:non-whitespace-character-count="12002"/>
  </office:meta>
</office:document-meta>
</file>